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800000006002B98C5B5AE9CE815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2.17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32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lojureBridge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1" draw:layer="layout" svg:width="25.199cm" svg:height="3.506cm" svg:x="1.4cm" svg:y="0.837cm" presentation:class="title">
          <draw:text-box>
            <text:p>Coding is Fun!</text:p>
          </draw:text-box>
        </draw:frame>
        <draw:frame presentation:style-name="pr4" draw:text-style-name="P2" draw:layer="layout" svg:width="25.199cm" svg:height="12.179cm" svg:x="1.4cm" svg:y="4.914cm" presentation:class="subtitle" presentation:placeholder="true">
          <draw:text-box/>
        </draw:frame>
        <draw:frame draw:style-name="gr2" draw:text-style-name="P3" draw:layer="layout" svg:width="22.397cm" svg:height="16.798cm" svg:x="3.257cm" svg:y="4.064cm">
          <draw:image xlink:href="Pictures/1000000000000800000006002B98C5B5AE9CE8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spasia Beneti</meta:initial-creator>
    <meta:creation-date>2018-02-06T21:14:06.900210000</meta:creation-date>
    <dc:date>2018-02-06T21:22:39.591792000</dc:date>
    <dc:creator>Aspasia Beneti</dc:creator>
    <meta:editing-duration>PT8M31S</meta:editing-duration>
    <meta:editing-cycles>3</meta:editing-cycles>
    <meta:generator>LibreOffice/5.2.4.2$MacOSX_X86_64 LibreOffice_project/3d5603e1122f0f102b62521720ab13a38a4e0eb0</meta:generator>
    <meta:document-statistic meta:object-count="34"/>
  </office:meta>
</office:document-meta>
</file>